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 Black" svg:font-family="'Arial Black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7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ackground-color="#d8e4e8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fo:border-bottom="none" fo:border-left="none" fo:border-right="none" fo:border-top="0.002cm solid #000000" style:vertical-align="middl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.353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8e4e8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2">
      <style:table-cell-properties fo:border-bottom="none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d8e4e8" style:font-name="Arial Black" fo:font-size="28pt" style:font-name-asian="Arial Black" style:font-size-asian="28pt" style:font-name-complex="Arial Black" style:font-size-complex="28pt"/>
    </style:style>
    <style:style style:name="ce16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shrink-to-fit="true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9" style:family="table-cell" style:parent-style-name="Default" style:data-style-name="N0">
      <style:table-cell-properties fo:border-bottom="0.002cm solid #000000" fo:background-color="#d8e4e8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-bottom="none" fo:background-color="#eaeaea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</style:style>
    <style:style style:name="ce21" style:family="table-cell" style:parent-style-name="Default" style:data-style-name="N111">
      <style:table-cell-properties fo:background-color="#eaeaea" style:text-align-source="fix" style:repeat-content="false" fo:border="0.002cm solid #000000" fo:padding-bottom="0.035cm" fo:padding-left="0.035cm" fo:padding-right="0cm" fo:padding-top="0.035cm" style:vertical-align="middle"/>
      <style:paragraph-properties fo:text-align="end"/>
    </style:style>
    <style:style style:name="ce22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Счет_за_услугу" table:style-name="ta1" table:print-ranges="Счет_за_услугу.A1:Счет_за_услугу.D25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Моя фирма</text:p>
          </table:table-cell>
          <table:table-cell table:number-columns-repeated="2"/>
          <table:table-cell table:style-name="ce15" office:value-type="string">
            <text:p>СЧЕТ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ул. 302-дивизии, 19</text:p>
          </table:table-cell>
          <table:table-cell/>
          <table:table-cell table:style-name="ce11" office:value-type="string">
            <text:p>ДАТА:</text:p>
          </table:table-cell>
          <table:table-cell table:style-name="ce16" office:value-type="string">
            <text:p>[дата]</text:p>
          </table:table-cell>
          <table:table-cell table:number-columns-repeated="1020"/>
        </table:table-row>
        <table:table-row table:style-name="ro2">
          <table:table-cell office:value-type="string">
            <text:p>ст. Ленинградская</text:p>
          </table:table-cell>
          <table:table-cell/>
          <table:table-cell table:style-name="ce11" office:value-type="string">
            <text:p>Счет №</text:p>
          </table:table-cell>
          <table:table-cell table:style-name="ce17" office:value-type="string">
            <text:p>[номер]</text:p>
          </table:table-cell>
          <table:table-cell table:number-columns-repeated="1020"/>
        </table:table-row>
        <table:table-row table:style-name="ro2">
          <table:table-cell office:value-type="string">
            <text:p>8-918-234-12-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ПЛАТЕЛЬЩИК:</text:p>
          </table:table-cell>
          <table:table-cell/>
          <table:table-cell table:style-name="ce12" office:value-type="string">
            <text:p>ЗА:</text:p>
          </table:table-cell>
          <table:table-cell table:style-name="ce18" office:value-type="string">
            <text:p>ТОВАР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[Клиент|Название]</text:p>
          </table:table-cell>
          <table:table-cell table:number-columns-repeated="1023"/>
        </table:table-row>
        <table:table-row table:style-name="ro2">
          <table:table-cell office:value-type="string">
            <text:p>[Клиент|Адрес]</text:p>
          </table:table-cell>
          <table:table-cell table:number-columns-repeated="1023"/>
        </table:table-row>
        <table:table-row table:style-name="ro2">
          <table:table-cell office:value-type="string">
            <text:p>[Клиент|Телефон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>
            <text:p>ОПИСАНИЕ</text:p>
          </table:table-cell>
          <table:table-cell table:style-name="ce5" office:value-type="string">
            <text:p>КОЛ</text:p>
          </table:table-cell>
          <table:table-cell table:style-name="ce13" office:value-type="string">
            <text:p>ЦЕНА</text:p>
          </table:table-cell>
          <table:table-cell table:style-name="ce19" office:value-type="string">
            <text:p>СУММА</text:p>
          </table:table-cell>
          <table:table-cell table:style-name="ce22" table:number-columns-repeated="1020"/>
        </table:table-row>
        <table:table-row table:style-name="ro6">
          <table:table-cell table:style-name="ce6" office:value-type="string">
            <text:p>{grid|проданный товар}[товар|название]</text:p>
          </table:table-cell>
          <table:table-cell table:style-name="ce9" office:value-type="string">
            <text:p>[количество]</text:p>
          </table:table-cell>
          <table:table-cell table:style-name="ce9" office:value-type="string">
            <text:p>[цена]</text:p>
          </table:table-cell>
          <table:table-cell table:style-name="ce20" office:value-type="string">
            <text:p>[сумма]{end}</text:p>
          </table:table-cell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14" office:value-type="string" office:string-value="ИТОГО">
            <text:p>ИТОГО <text:s/></text:p>
          </table:table-cell>
          <table:table-cell table:style-name="ce21" office:value-type="string" office:string-value="[сумма]">
            <text:p>[сумма] </text:p>
          </table:table-cell>
          <table:table-cell table:style-name="ce22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Все чеки должны подлежать оплате.</text:p>
          </table:table-cell>
          <table:table-cell table:number-columns-repeated="1023"/>
        </table:table-row>
        <table:table-row table:style-name="ro2">
          <table:table-cell office:value-type="string">
            <text:p>Общая сумма должна быть выплачена в течение 15 дней.</text:p>
          </table:table-cell>
          <table:table-cell table:number-columns-repeated="1023"/>
        </table:table-row>
        <table:table-row table:style-name="ro2">
          <table:table-cell office:value-type="string">
            <text:p>За просроченные платежи взимается доплата за операцию в размере 1% за каждый месяц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style-name="ce10"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 Black" svg:font-family="'Arial Black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11P0" style:volatile="true">
      <number:text> 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11P2" style:volatile="true">
      <number:text>-</number:text>
      <number:number number:decimal-places="0" number:min-integer-digits="2"/>
      <number:currency-symbol number:language="ru" number:country="RU">р.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ext-style style:name="N112">
      <number:text-content/>
      <number:text>  </number:text>
    </number:text-style>
    <number:date-style style:name="N114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114">
      <number:text-content/>
      <style:map style:condition="value()&lt;=0" style:apply-style-name="N114P0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currency-style style:name="N8106" number:language="ru" number:country="RU">
      <number:text> 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8107" number:language="ru" number:country="RU">
      <number:text>-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8108" number:language="ru" number:country="RU">
      <number:text>-</number:text>
      <number:number number:decimal-places="0" number:min-integer-digits="2"/>
      <number:currency-symbol number:language="ru" number:country="RU">р.</number:currency-symbol>
      <number:text> </number:text>
    </number:currency-style>
    <number:date-style style:name="N8109" number:language="ru" number:country="RU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print-page-order="ttb" style:first-page-number="continue" style:scale-to="98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29.01.2021</text:date>, <text:time>13:42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21-01-29T13:41:59.77</meta:creation-date>
    <meta:editing-duration>PT6S</meta:editing-duration>
    <meta:editing-cycles>2</meta:editing-cycles>
    <dc:date>2021-01-29T13:42:01.89</dc:date>
    <meta:document-statistic meta:table-count="1" meta:cell-count="28" meta:object-count="0"/>
    <meta:user-defined meta:name="_TemplateID">TC062071001049</meta:user-defined>
  </office:meta>
</office:document-meta>
</file>